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590000344DC3071CA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Blocked" svg:font-family="Blocked"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Neuropolitical Rg" svg:font-family="'Neuropolitical Rg'"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602cm" fo:break-before="page" table:align="margins" style:shadow="none"/>
    </style:style>
    <style:style style:name="Table1.A" style:family="table-column">
      <style:table-column-properties style:column-width="9.301cm" style:rel-column-width="5273*"/>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Standard">
      <style:text-properties style:font-name="Verdana" fo:font-size="9pt" style:font-size-asian="9pt" style:font-size-complex="9pt"/>
    </style:style>
    <style:style style:name="P2" style:family="paragraph" style:parent-style-name="Standard">
      <style:text-properties style:font-name="Verdana" fo:font-size="8pt" style:font-size-asian="8pt" style:font-size-complex="8pt"/>
    </style:style>
    <style:style style:name="P3" style:family="paragraph" style:parent-style-name="Standard">
      <style:text-properties style:font-name="Verdana" fo:font-size="8pt" fo:font-style="italic" style:font-size-asian="8pt" style:font-style-asian="italic" style:font-size-complex="8pt" style:font-style-complex="italic"/>
    </style:style>
    <style:style style:name="P4" style:family="paragraph" style:parent-style-name="Standard">
      <style:text-properties style:font-name="Verdana" fo:font-size="8pt" fo:font-style="normal" style:font-size-asian="8pt" style:font-style-asian="normal" style:font-size-complex="8pt" style:font-style-complex="normal"/>
    </style:style>
    <style:style style:name="P5" style:family="paragraph" style:parent-style-name="Standard">
      <style:text-properties style:font-name="Verdana" fo:font-size="8pt" fo:font-style="normal" fo:font-weight="bold" style:font-size-asian="8pt" style:font-style-asian="normal" style:font-weight-asian="bold" style:font-size-complex="8pt" style:font-style-complex="normal" style:font-weight-complex="bold"/>
    </style:style>
    <style:style style:name="P6" style:family="paragraph" style:parent-style-name="Standard">
      <style:text-properties style:font-name="Arial Black" fo:font-size="16pt" style:font-size-asian="16pt" style:font-size-complex="16pt"/>
    </style:style>
    <style:style style:name="P7" style:family="paragraph" style:parent-style-name="Standard">
      <style:text-properties style:font-name="Arial Black" fo:font-size="26pt" style:font-size-asian="26pt" style:font-size-complex="26pt"/>
    </style:style>
    <style:style style:name="P8" style:family="paragraph" style:parent-style-name="Standard">
      <style:text-properties style:font-name="Arial Black" fo:font-size="14pt" style:font-size-asian="14pt" style:font-size-complex="14pt"/>
    </style:style>
    <style:style style:name="P9" style:family="paragraph" style:parent-style-name="Standard">
      <style:text-properties style:font-name="Arial Black" fo:font-size="14pt" style:text-underline-style="none" style:font-size-asian="14pt" style:font-size-complex="14pt"/>
    </style:style>
    <style:style style:name="P10" style:family="paragraph" style:parent-style-name="Standard">
      <style:paragraph-properties fo:break-before="page"/>
      <style:text-properties style:font-name="Verdana" fo:font-size="9p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style:font-name="Verdana" fo:font-size="9pt" fo:font-weight="bold" style:font-size-asian="9pt" style:font-weight-asian="bold" style:font-size-complex="9pt" style:font-weight-complex="bold"/>
    </style:style>
    <style:style style:name="T7" style:family="text">
      <style:text-properties style:font-name="Verdana" fo:font-weight="bold" style:font-weight-asian="bold" style:font-weight-complex="bold"/>
    </style:style>
    <style:style style:name="T8" style:family="text">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T9" style:family="text">
      <style:text-properties style:font-weight-asian="bold"/>
    </style:style>
    <style:style style:name="T10" style:family="text">
      <style:text-properties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text-underline-style="solid" style:text-underline-width="auto" style:text-underline-color="font-color"/>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7"><text:span text:style-name="T2">midihub++ </text:span><text:span text:style-name="T7"><text:s/></text:span></text:p>
            <text:p text:style-name="P2"><draw:frame draw:style-name="fr1" draw:name="graphics1" text:anchor-type="paragraph" svg:x="0.848cm" svg:y="0.037cm" svg:width="6.449cm" svg:height="6.408cm" draw:z-index="0"><draw:image xlink:href="Pictures/20000007000033590000344DC3071CA2.svm" xlink:type="simple" xlink:show="embed" xlink:actuate="onLoad"/></draw:frame><text:span text:style-name="T2"/></text:p>
            <text:p text:style-name="P9"><text:span text:style-name="T2">overview</text:span></text:p>
            <text:p text:style-name="P2"><text:span text:style-name="T3">midihub++ is a compact and versatile </text:span><text:span text:style-name="T2">6-way MIDI splitter</text:span><text:span text:style-name="T3"> and </text:span><text:span text:style-name="T2">MIDI beat clock generator</text:span><text:span text:style-name="T3">. </text:span></text:p>
            <text:p text:style-name="P2"><text:span text:style-name="T3"/></text:p>
            <text:p text:style-name="P2"><text:span text:style-name="T3">It was designed to be "hands on" and was developed with MIDI jam sessions in mind, but is a versatile tool in any MIDI setup.</text:span></text:p>
            <text:p text:style-name="P2"><text:span text:style-name="T3"/></text:p>
            <text:p text:style-name="P2"><text:span text:style-name="T3">midihub++ is open hardware, with open source firmware code (for PIC16F1825). For more information please visit</text:span></text:p>
            <text:p text:style-name="P2"><text:a xlink:type="simple" xlink:href="https://github.com/hotchk155/MIDI-Hub">https://github.com/hotchk155/MIDI-Hub</text:a><text:span text:style-name="T15"> </text:span></text:p>
            <text:p text:style-name="P2"><text:span text:style-name="T3"/></text:p>
            <text:p text:style-name="P2"><text:span text:style-name="T3"/></text:p>
            <text:p text:style-name="P8"><text:span text:style-name="T2">hardware</text:span></text:p>
            <text:p text:style-name="P2"><text:span text:style-name="T2">Power: </text:span>The hub is powered via the mini USB connector. You can connect it to a computer, a powered USB hub, or to a standard 5 volt USB charger/power supply. </text:p>
            <text:p text:style-name="P2"/>
            <text:p text:style-name="P3">USB is for power only, no drivers are required and the device will not show up to your operating system.</text:p>
            <text:p text:style-name="P3"/>
            <text:p text:style-name="P2"><text:span text:style-name="T2">MIDI: </text:span><text:span text:style-name="T3">The hub features a single MIDI input (opposite the USB connector) and six identical MIDI outputs (three on each side of the input). All outputs are equivalent (The same MIDI data is present on all)</text:span></text:p>
            <text:p text:style-name="P2"><text:span text:style-name="T3"/></text:p>
            <text:p text:style-name="P2"><text:span text:style-name="T3"/></text:p>
            <text:p text:style-name="P2"><text:span text:style-name="T2">LEDs: </text:span><text:span text:style-name="T3">There are six LEDs arranged between the MIDI sockets. In this insruction sheet the LEDs are referred to by position 1 through 6, numbered anti-clockwise starting from the USB socket. The function of each LED depends on the selected mode and is described below. </text:span></text:p>
            <text:p text:style-name="P2"><text:span text:style-name="T3"/></text:p>
            <text:p text:style-name="P2"><text:span text:style-name="T3"/></text:p>
            <text:p text:style-name="P2"><text:span text:style-name="T2">Buttons: </text:span><text:span text:style-name="T3">The top button (PLAY) is generally used to start and stop the MIDI clock function. The lower buttons (MINUS and PLUS) are generally used to change the clock rate. The buttons have additional functions depending on the selected mode. See overleaf for more information</text:span></text:p>
            <text:p text:style-name="P2"><text:span text:style-name="T3"/></text:p>
            <text:p text:style-name="P2"><text:span text:style-name="T3"/></text:p>
            <text:p text:style-name="P2"><text:span text:style-name="T2">Programming Port</text:span><text:span text:style-name="T3">: The row of holes between the PLAY button and the USB connector to allow in-circuit reprogramming of the hub. You will need a PICKit2 (or equivalent) programmer and a suitable connector. Pin 1 is marked on the board.</text:span></text:p>
            <text:p text:style-name="P2"><text:span text:style-name="T3"/></text:p>
            <text:p text:style-name="P2"><text:span text:style-name="T3">Firmware updates (HEX files and source code) can be freely downloaded from the midihub github repo. </text:span></text:p>
          </table:table-cell>
          <table:table-cell table:style-name="Table1.B1" office:value-type="string">
            <text:p text:style-name="P6"><text:span text:style-name="T11">operation modes</text:span><text:span text:style-name="T2"> </text:span></text:p>
            <text:p text:style-name="P2"><text:span text:style-name="T2">BPM Mode</text:span><text:span text:style-name="T3">: The hub powers up in this mode, starting in the paused state (LEDs 1,2,5 and 6 blink for each beat). The initial BPM is 120.</text:span></text:p>
            <text:p text:style-name="P2"><text:span text:style-name="T3"/></text:p>
            <text:p text:style-name="P2"><text:span text:style-name="T3">Press PLAY to start the hub running. When running, all six LEDs illuminate in cycling pattern at the current BPM. Press PLAY again to pause the hub.</text:span></text:p>
            <text:p text:style-name="P2"><text:span text:style-name="T3"/></text:p>
            <text:p text:style-name="P2"><text:span text:style-name="T3">When running, the hub sends MIDI TICK messages to all six outputs at the selected BPM. Appropriately connected and configured MIDI devices will synchronise their playback to these messages.</text:span></text:p>
            <text:p text:style-name="P2"><text:span text:style-name="T3"/></text:p>
            <text:p text:style-name="P2"><text:span text:style-name="T3">At any time when in this mode, the MINUS and PLUS buttons can be used to change the BPM in 1 BPM steps. Holding one of these buttons for more than 1 second causes it to auto-repeat.</text:span></text:p>
            <text:p text:style-name="P2"><text:span text:style-name="T3"/></text:p>
            <text:p text:style-name="P2"><text:span text:style-name="T3">Pressing MINUS and PLUS together reset the BPM to 120.</text:span></text:p>
            <text:p text:style-name="P2"><text:span text:style-name="T3"/></text:p>
            <text:p text:style-name="P3"><text:span text:style-name="T3">Note - The BPM is approximate</text:span></text:p>
            <text:p text:style-name="P3"><text:span text:style-name="T3"/></text:p>
            <text:p text:style-name="P3"><text:span text:style-name="T3"/></text:p>
            <text:p text:style-name="P4"><text:span text:style-name="T2">Tap Tempo Mode: <text:s/></text:span><text:span text:style-name="T3">To enter Tap Tempo mode, hold down MINUS and immediately press and release the PLAY button.</text:span></text:p>
            <text:p text:style-name="P4"><text:span text:style-name="T3"/></text:p>
            <text:p text:style-name="P4"><text:span text:style-name="T3">Now tap the MINUS button at the desired tempo, tapping between 2 and 6 times (more taps will increase the accuracy of the input). The LEDs will count up each tap and the tempo will be adjusted.</text:span></text:p>
            <text:p text:style-name="P4"><text:span text:style-name="T3"/></text:p>
            <text:p text:style-name="P4"><text:span text:style-name="T3">Tap tempo mode is effective until you press the PLUS button. You can make multiple tap tempo input without having to repeat the MINUS&gt;PLAY combination.</text:span></text:p>
            <text:p text:style-name="P4"><text:span text:style-name="T3"/></text:p>
            <text:p text:style-name="P4"><text:span text:style-name="T3"/></text:p>
            <text:p text:style-name="P4"><text:span text:style-name="T2">Split Only Mode: <text:s/></text:span><text:span text:style-name="T3">To enter Split Only mode, hold down PLUS and immediately press and release the PLAY button.</text:span></text:p>
            <text:p text:style-name="P4"><text:span text:style-name="T3"/></text:p>
            <text:p text:style-name="P4"><text:span text:style-name="T3">In this mode, the hub does not generate a midi clock, but continues to split the MIDI input to the outputs. The LEDs show a "visualisation" of the MIDI data rather than blinking at the BPM.</text:span></text:p>
            <text:p text:style-name="P4"><text:span text:style-name="T3"/></text:p>
            <text:p text:style-name="P4"><text:span text:style-name="T3">To exit Split-only mode and re-enable the clock, press the MINUS button.</text:span></text:p>
            <text:p text:style-name="P4"><text:span text:style-name="T3"/></text:p>
            <text:p text:style-name="P4"><text:span text:style-name="T3"/></text:p>
            <text:p text:style-name="P4"><text:span text:style-name="T2">Options Menu </text:span><text:span text:style-name="T3">- To enter Options Menu, hold down START for over 1 second.</text:span></text:p>
            <text:p text:style-name="P4"><text:span text:style-name="T3"/></text:p>
            <text:p text:style-name="P4"><text:span text:style-name="T3">Press MINUS to select one of the following settings (indicated by the flashing of the corresponding LED). </text:span></text:p>
            <text:p text:style-name="P4"><text:span text:style-name="T3"/></text:p>
            <text:p text:style-name="P4"><text:span text:style-name="T3">Press PLUS to toggle the option on and off.</text:span></text:p>
            <text:p text:style-name="P4"><text:span text:style-name="T3"/></text:p>
            <text:p text:style-name="P4"><text:span text:style-name="T3">1) Pass through MIDI channel messages from input </text:span></text:p>
            <text:p text:style-name="P4"><text:span text:style-name="T3">2) Pass through MIDI clock from input </text:span></text:p>
            <text:p text:style-name="P4"><text:span text:style-name="T3">3) Enable visualisation in Split-only mode</text:span></text:p>
            <text:p text:style-name="P4"><text:span text:style-name="T3">4) Blink LEDs 3,4 to indicate MIDI input activity</text:span></text:p>
            <text:p text:style-name="P4"><text:span text:style-name="T3"/></text:p>
            <text:p text:style-name="P4"><text:span text:style-name="T3">Press PLAY to exit from the menu. Options are saved while the power is off.</text:span></text:p>
            <text:p text:style-name="P4"><text:span text:style-name="T3"/></text:p>
            <text:p text:style-name="P4"><text:span text:style-name="T3"/></text:p>
            <text:p text:style-name="P4"><text:span text:style-name="T2">MIDI Thru: <text:s/></text:span><text:span text:style-name="T3">MIDI thru (from input to outputs) is active at all times, except when specifically disabled via the options menu.</text:span></text:p>
            <text:p text:style-name="P5"><text:span text:style-name="T3"/></text:p>
            <text:p text:style-name="P5"><text:span text:style-name="T16">midihub++ hardware design and firmware programming by Jason Hotchkiss. For additional information and support please see: </text:span><text:span text:style-name="T12">https://github.com/hotchk155/MIDI-Hub/wiki</text:span></text:p>
            <text:p text:style-name="P5"><text:soft-page-break/><text:span text:style-name="T8"/></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Blocked" svg:font-family="Blocked"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Neuropolitical Rg" svg:font-family="'Neuropolitical Rg'"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199cm" fo:margin-right="1.1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12M05S</meta:editing-duration>
    <meta:editing-cycles>11</meta:editing-cycles>
    <meta:generator>OpenOffice.org/3.2$Win32 OpenOffice.org_project/320m18$Build-9502</meta:generator>
    <dc:date>2013-08-19T22:48:29.19</dc:date>
    <dc:creator>Jason Hotchkiss</dc:creator>
    <meta:document-statistic meta:table-count="1" meta:image-count="1" meta:object-count="0" meta:page-count="2" meta:paragraph-count="37" meta:word-count="700" meta:character-count="4063"/>
    <meta:user-defined meta:name="Info 1"/>
    <meta:user-defined meta:name="Info 2"/>
    <meta:user-defined meta:name="Info 3"/>
    <meta:user-defined meta:name="Info 4"/>
  </office:meta>
</office:document-meta>
</file>